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a6b" officeooo:paragraph-rsid="001aaa6b"/>
    </style:style>
    <style:style style:name="P2" style:family="paragraph" style:parent-style-name="Standard">
      <style:text-properties officeooo:rsid="001b5cd4" officeooo:paragraph-rsid="001b5c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</text:p>
      <text:p text:style-name="P1">Aguilar W, Frauel Y, Escolano F et al (2009) A robust graph matching for non-rigid registration. Image Vis</text:p>
      <text:p text:style-name="P1">Comput 27(7):897–910</text:p>
      <text:p text:style-name="P1">12376</text:p>
      <text:p text:style-name="P1">J. Fuentes-Pacheco et al.</text:p>
      <text:p text:style-name="P1">Andrade J, Sanfeliu A (2002) Concurrent map building and localization with landmark validation. In: Pro-</text:p>
      <text:p text:style-name="P1">ceedings of the 16th IAPR international conference on pattern recognition, vol 2, pp 693–696</text:p>
      <text:p text:style-name="P1">Angeli A, Doncieux S, Filliat D (2008) Real time visual loop closure detection. In: Proceedings of the IEEE</text:p>
      <text:p text:style-name="P1">international conference on robotics and automation</text:p>
      <text:p text:style-name="P1">Angeli A, Doncieux S, Meyer J (2009) Visual topological SLAM and global localization. In: Proceedings of</text:p>
      <text:p text:style-name="P1">the IEEE international conference on robotics and automation, pp 4300–4305</text:p>
      <text:p text:style-name="P1">Artieda J, Sebastian J, Campoy P et al (2009) Visual 3-D SLAM from UAVs. J Intell Robot Syst 55(4):299–</text:p>
      <text:p text:style-name="P1">321</text:p>
      <text:p text:style-name="P1">Asmar D (2006) Vision-inertial SLAM using natural features in outdoor environments. Dissertation, University</text:p>
      <text:p text:style-name="P1">of Waterloo, Canada</text:p>
      <text:p text:style-name="P1">Auat C, Lopez N, Soria C, et al (2010) SLAM algorithm applied to robotics assistance for navigation in</text:p>
      <text:p text:style-name="P1">unknown environments. J Neuroeng Rehabil. doi:10.1186/1743-0003-7-10</text:p>
      <text:p text:style-name="P1">Bailey T, Durrant H (2006) Simultaneous localization and mapping (SLAM): Part II. IEEE Robot Autom Mag</text:p>
      <text:p text:style-name="P1">13(3):108–117</text:p>
      <text:p text:style-name="P1">Bay H, Tuytelaars T, Van L (2006) SURF: speeded up robust features. In: Proceedings of the European</text:p>
      <text:p text:style-name="P1">conference on computer vision</text:p>
      <text:p text:style-name="P1">Bazeille S, Filliat D (2010) Combining odometry and visual loop-closure detection for consistent topo-metri-</text:p>
      <text:p text:style-name="P1">cal mapping. RAIRO Int J Oper Res 44(4):365–377</text:p>
      <text:p text:style-name="P1">Beis J, Lowe D (1997) Shape indexing using approximate nearest neighbour search in high-dimensional spaces.</text:p>
      <text:p text:style-name="P1">In: Proceedings of the IEEE conference on computer vision and pattern recognition, pp 1000–1006</text:p>
      <text:p text:style-name="P1">Bogdan R, Sundaresan A, Morisset B et al (2009) Leaving flatland: efficient real-time three-dimensional per-</text:p>
      <text:p text:style-name="P1">ception and motion planning. J Field Robot. Special Issue on Three-Dimensional Mapping 26(10):841–</text:p>
      <text:p text:style-name="P1">862</text:p>
      <text:p text:style-name="P1">Bosse M, Newman P, Leonard J, et al (2003) An atlas framework for scalable mapping. In: Proceedings of the</text:p>
      <text:p text:style-name="P1">IEEE international conference on robotics and automation, pp 1899–1906</text:p>
      <text:p text:style-name="P1">Botterill T, Mills S, Green R (2010) Bag-of-words-driven single camera simultaneous localisation and map-</text:p>
      <text:p text:style-name="P1">ping. J Field Robot 28(2):204–226</text:p>
      <text:p text:style-name="P1">Bouguet (2010) Camera calibration toolbox for matlab. http://www.vision.caltech.edu/bouguetj/calib_doc/.</text:p>
      <text:p text:style-name="P1">Accesed 06 March 2012.</text:p>
      <text:p text:style-name="P1">Brown MZ, Burschka D, Hager G (2003) Advances in computational stereo. IEEE Trans Pattern Anal Mach</text:p>
      <text:p text:style-name="P1"><text:soft-page-break/>Intell 25(8):993–1008</text:p>
      <text:p text:style-name="P1">Cadena C, Gálvez-López D, Ramos F, et al (2010) Robust place recognition with stereo cameras. In: Proceed-</text:p>
      <text:p text:style-name="P1">ings of the IEEE international conference on intelligent robots and systems, pp 5182–5189</text:p>
      <text:p text:style-name="P1">Calonder M, Lepetit V, et al (2010) BRIEF: binary robust independent elementary features. In: Proceedings</text:p>
      <text:p text:style-name="P1">of the European conference on computer vision</text:p>
      <text:p text:style-name="P1">Cannons K (2008) A review of visual tracking. Technical report CSE-2008-07, York University, Department</text:p>
      <text:p text:style-name="P1">of Computer Science and Engineering</text:p>
      <text:p text:style-name="P1">Carrera G, Angeli A, Andrew D (2011) SLAM-based automatic extrinsic calibration of a multi-camera rig.</text:p>
      <text:p text:style-name="P1">In: Proceedings of the IEEE international conference on robotics and automation</text:p>
      <text:p text:style-name="P1">Castellanos J, Tardós JD, Neira J (2001) Multisensor fusion for simultaneous localization and map building.</text:p>
      <text:p text:style-name="P1">IEEE Trans Robot Autom 17(6):908–914</text:p>
      <text:p text:style-name="P1">Ceriani S, Fontana G, Giusti A et al (2009) Rawseeds ground truth collection systems for indoor self-locali-</text:p>
      <text:p text:style-name="P1">zation and mapping. J Auton Robots 27(4):353–371</text:p>
      <text:p text:style-name="P1">Chatila R, Laumond J (1985) Position referencing and consistent world modeling for mobile robots. In:</text:p>
      <text:p text:style-name="P1">Proceedings of the IEEE international conference on robotics and automation,vol 2, pp 138–145</text:p>
      <text:p text:style-name="P1">Chekhlov D, Mayol W, Calway A (2007) Ninja on a plane: automatic discovery of physical planes for aug-</text:p>
      <text:p text:style-name="P1">mented reality using visual SLAM. In: Proceedings of the 6th IEEE and ACM international symposium</text:p>
      <text:p text:style-name="P1">on mixed and augmented reality, pp 1–4</text:p>
      <text:p text:style-name="P1">Chekhlov D, Mayol W, Calway A (2008) Appearance based indexing for relocalisation in real-time visual</text:p>
      <text:p text:style-name="P1">SLAM. In: Proceedings of the British machine vision conference, pp 363–372</text:p>
      <text:p text:style-name="P1">Chli M, Davison A (2008) Active matching. In: Proceedings of the European conference on computer vision:</text:p>
      <text:p text:style-name="P1">part I. doi:10.1007/978-3-540-88682-2_7</text:p>
      <text:p text:style-name="P1">Chli M, Davison A (2009) Active matching for visual tracking. Robot Autonom Syst 57(12):1173–1187</text:p>
      <text:p text:style-name="P1">Ciganek B, Siebert J (2009) An introduction to 3D computer vision techniques and algorithms. Wiley, New</text:p>
      <text:p text:style-name="P1">York, pp 194–195</text:p>
      <text:p text:style-name="P1">Clemente L, Davison A, Reid I, et al (2007) Mapping large loops with a single hand-held camera. In: Pro-</text:p>
      <text:p text:style-name="P1">ceedings of robotics: science and systems conference</text:p>
      <text:p text:style-name="P1">Collett M (2010) How desert ants use a visual landmark for guidance along a habitual route. In: Psychol Cogni</text:p>
      <text:p text:style-name="P1">Sci 107(25):11638–11643</text:p>
      <text:p text:style-name="P1">123Visual simultaneous localization and mapping</text:p>
      <text:p text:style-name="P1">77</text:p>
      <text:p text:style-name="P1">Cummins (2008) New college and city centre dataset. http://www.robots.ox.ac.uk/~mobile/IJRR_2008_</text:p>
      <text:p text:style-name="P1">Dataset. Accesed 06 March 2012</text:p>
      <text:p text:style-name="P1">Cummins M, Newman P (2008) FAB-MAP: probabilistic localization and mapping in the space of appearance.</text:p>
      <text:p text:style-name="P1">Int J Robot Res 27(6):647–665</text:p>
      <text:p text:style-name="P1"><text:soft-page-break/>Cyrill S (2009) Robotic mapping and exploration. Springer Tracts in Advanced Robotics, vol 55, ISBN:</text:p>
      <text:p text:style-name="P1">978-3-642-01096-5</text:p>
      <text:p text:style-name="P1">Davison A (2003) Real-time simultaneous localisation and mapping with a single camera. In: Proceedings of</text:p>
      <text:p text:style-name="P1">the IEEE international conference on computer vision, vol2, pp 1403–1410</text:p>
      <text:p text:style-name="P1">Davison A, González Y, Kita N (2004) Real-time 3D SLAM with wide-angle vision. In: 5th IFAC/EURON</text:p>
      <text:p text:style-name="P1">symposium on intelligent autonomous vehicles</text:p>
      <text:p text:style-name="P1">Davison A, Reid I, Molton N (2007) MonoSLAM: real-time single camera SLAM. IEEE Trans Pattern Anal</text:p>
      <text:p text:style-name="P1">Mach Intell 29(6):1052–1067</text:p>
      <text:p text:style-name="P1">Dufournaud Y, Schmid C, Horaud R (2004) Image matching with scale adjustment. Comput Vis Image Und-</text:p>
      <text:p text:style-name="P1">erst 93(2):175–194</text:p>
      <text:p text:style-name="P1">Durrant H, Bailey T (2006) Simultaneous localization and mapping (SLAM): part I the essential algorithms.</text:p>
      <text:p text:style-name="P1">IEEE Robot Autom Mag 13(2):99–110</text:p>
      <text:p text:style-name="P1">Eade E, Drummond T (2006a) Edge landmarks in monocular SLAM. In: Proceedings of the British machine</text:p>
      <text:p text:style-name="P1">vision conference</text:p>
      <text:p text:style-name="P1">Eade E, Drummond T (2006b) Scalable monocular SLAM. In: Proceedings of the IEEE conference on com-</text:p>
      <text:p text:style-name="P1">puter vision and pattern recognition, vol 1, pp 469–476</text:p>
      <text:p text:style-name="P1">Eade E, Drummond T (2008) Unified loop closing and recovery for real time monocular SLAM. In Proceedings</text:p>
      <text:p text:style-name="P1">of the British Machine vision conference</text:p>
      <text:p text:style-name="P1">Engels C, Stewénius H, Nistér D (2006) Bundle adjustment rules. In: Photogrammetric computer vision</text:p>
      <text:p text:style-name="P1">Fawcett T (2006) An introduction to ROC analysis. Pattern Recogn Lett 27(8): 861–874</text:p>
      <text:p text:style-name="P1">Fraundorfer F, Engels C, Nister C (2007) Topological mapping, localization and navigation using image col-</text:p>
      <text:p text:style-name="P1">lections. In: Proceedings of the IEEE international conference on intelligent robots and systems, pp</text:p>
      <text:p text:style-name="P1">3872–3877</text:p>
      <text:p text:style-name="P1">Frese U, Larsson P, Duckett T (2005) A multilevel relaxation algorithm for simultaneous localization and</text:p>
      <text:p text:style-name="P1">mapping. IEEE Trans Robot, pp 196–207, ISSN 1552-3098</text:p>
      <text:p text:style-name="P1">Frintrop S, Jensfelt P (2008) Attentional landmarks and active gaze control for visual SLAM. IEEE Trans</text:p>
      <text:p text:style-name="P1">Robot 24(5):1054–1065</text:p>
      <text:p text:style-name="P1">Gee A, Chekhlov D, Calway A, Mayol W (2008) Discovering higher level structure in visual SLAM. IEEE</text:p>
      <text:p text:style-name="P1">Trans Robot 24(5):980–990</text:p>
      <text:p text:style-name="P1">Gemeiner P, Davison A, Vincze M (2008) Improving localization robustness in monocular SLAM using a</text:p>
      <text:p text:style-name="P1">high-speed camera. In: Proceedings of robotics: science and systems IV</text:p>
      <text:p text:style-name="P1">Gil A, Martínez O, Ballesta M, Reinoso O (2009) A comparative evaluation of interest point detectors and</text:p>
      <text:p text:style-name="P1">local descriptors for visual SLAM. Mach Vis Appl 21(6):905–920</text:p>
      <text:p text:style-name="P1">Gil A, Reinoso O, Ballesta M, Juliá M (2010) Multi-robot visual SLAM using a rao-blackwellized particle</text:p>
      <text:p text:style-name="P1">filter. Robot Autonom Syst 58(1):68–80</text:p>
      <text:p text:style-name="P1"><text:soft-page-break/>Glover A, Maddern W, Milford M, et al (2010) FAB-MAP + RatSLAM: appearance-based slam for multiple</text:p>
      <text:p text:style-name="P1">times of day. In: Proceedings of the IEEE international conference on robotics and automation</text:p>
      <text:p text:style-name="P1">Grasa O, Civera J, Montiel J (2011) EKF monocular SLAM with relocalization for laparoscopic sequences.</text:p>
      <text:p text:style-name="P1">In: Proceedings of the IEEE international conference on robotics and automation, pp 4816–4821</text:p>
      <text:p text:style-name="P1">Grauman K (2010) Efficiently searching for similar images. Commun ACM 53(6):84–94</text:p>
      <text:p text:style-name="P1">Grauman K, Darrell T (2007) Pyramid match hashing: sub-linear time indexing over partial correspondences.</text:p>
      <text:p text:style-name="P1">In: Proceedings of the IEEE conference on computer vision and pattern recognition</text:p>
      <text:p text:style-name="P1">Grisetti G, Kümmerle R, Stachniss C, Burgard W (2010) A tutorial on graph-based SLAM. IEEE Trans Intell</text:p>
      <text:p text:style-name="P1">Transp Syst Mag 2(4):31–43</text:p>
      <text:p text:style-name="P1">Gu S, Zheng Y, Tomasi C (2010) Critical nets and beta-stable features for image matching. In: Proceedings</text:p>
      <text:p text:style-name="P1">of the European conference on computer vision, pp 663–676</text:p>
      <text:p text:style-name="P1">Guivant J (2002) Efficient simultaneous localization and mapping in large environments. Dissertation, Uni-</text:p>
      <text:p text:style-name="P1">versity of Sydney, Australia</text:p>
      <text:p text:style-name="P1">Gutmann J, Fukuchi M, Fujita M (2008) 3D Perception and environment map generation for humanoid robot.</text:p>
      <text:p text:style-name="P1">Int J Robot Res 27(10):1117–1134</text:p>
      <text:p text:style-name="P1">Handa A, Chli M, Strasdat H, Davison A (2010) Scalable active matching. In: Proceedings of the IEEE</text:p>
      <text:p text:style-name="P1">conference on computer vision and pattern recognition, pp 1546–1533</text:p>
      <text:p text:style-name="P1">Harris C, Stephens M (1988) A combined corner and edge detector. In: Proceedings of the fourth alvey vision</text:p>
      <text:p text:style-name="P1">conference, pp 147–151</text:p>
      <text:p text:style-name="P1">Hartley R, Sturm P (1997) Triangulation. Comput Vis Image Underst 68(2): 146–157</text:p>
      <text:p text:style-name="P1">12378</text:p>
      <text:p text:style-name="P1">J. Fuentes-Pacheco et al.</text:p>
      <text:p text:style-name="P1">Hartley R, Zisserman A (2003) Multiple view geometry in computer vision, 2nd edn. Cambridge, ISBN:</text:p>
      <text:p text:style-name="P1">0521540518</text:p>
      <text:p text:style-name="P1">Hinterstoisser S, Kutter O, Navab N, et al (2009) Real-time learning of accurate patch rectification. In: Pro-</text:p>
      <text:p text:style-name="P1">ceedings of the IEEE conference on computer vision and pattern recognition</text:p>
      <text:p text:style-name="P1">Ho K, Newman P (2007) Detecting loop closure with scene sequences. Int J Comput Vis 74(3):261–286</text:p>
      <text:p text:style-name="P1">Huang A, Bachrach A, Henry P, et al (2011) Visual odometry and mapping for autonomous flight using rgb-d</text:p>
      <text:p text:style-name="P1">camera. International symposium on robotics research</text:p>
      <text:p text:style-name="P1">Johnson M, Pizarro O, Williams S, Mahon I (2010) Generation and visualization of large-scale three-dimen-</text:p>
      <text:p text:style-name="P1">sional reconstructions from underwater robotic surveys. J Field Robot 27(1):21–51</text:p>
      <text:p text:style-name="P1">Jones E, Soatto S (2011) Visual-inertial navigation, mapping and localization: a scalable real-time causal</text:p>
      <text:p text:style-name="P1">approach. Int J Robot Res 30(4):407–430</text:p>
      <text:p text:style-name="P1">Kaess M, Dellaert F (2010) Probabilistic structure matching for visual SLAM with a multi-camera rig. Comput</text:p>
      <text:p text:style-name="P1">Vis Image Underst 114:286–296</text:p>
      <text:p text:style-name="P1">Kawewong A, Tangruamsub S, Hasegawa O (2010) Position-invariant robust features for long-term <text:soft-page-break/>recogni-</text:p>
      <text:p text:style-name="P1">tion of dynamic outdoor scenes. IEICE Trans Inform Syst 9:2587–2601</text:p>
      <text:p text:style-name="P1">Ke Y, Sukthankar R (2004) PCA-SIFT: a more distinctive representation for local image descriptors. In:</text:p>
      <text:p text:style-name="P1">Proceedings of the IEEE conference on computer vision and pattern recognition, vol 2, pp 506–513</text:p>
      <text:p text:style-name="P1">Klein G, Murray D (2007) Parallel tracking and mapping for small AR workspaces. In: Proceedings of the 6th</text:p>
      <text:p text:style-name="P1">IEEE and ACM international symposium on mixed and augmented reality</text:p>
      <text:p text:style-name="P1">Klein G, Murray D (2008) Improving the agility of keyframe-based SLAM. In: Proceedings of the European</text:p>
      <text:p text:style-name="P1">conference on computer vision, pp 802–815</text:p>
      <text:p text:style-name="P1">Koch O, Walter M, Huang A, Teller S (2010) Ground robot navigation using uncalibrated cameras. In: Pro-</text:p>
      <text:p text:style-name="P1">ceedings of the IEEE international conference on robotics and automation, pp 2423–2430</text:p>
      <text:p text:style-name="P1">Konolige K, Agrawal M (2008) FrameSLAM: from bundle adjustment to real-time visual mapping. IEEE</text:p>
      <text:p text:style-name="P1">Trans Robot 24(5):1066–1077</text:p>
      <text:p text:style-name="P1">Konolige K, Bowman J, Chen J (2009) View-based maps, In: Proceedings of robotics: science and systems</text:p>
      <text:p text:style-name="P1">Konolige K, Marder-Eppstein E, Marthi B (2011) Navigation in Hybrid metric- topological maps. In: Pro-</text:p>
      <text:p text:style-name="P1">ceedings of the IEEE international conference on robotics and automation</text:p>
      <text:p text:style-name="P1">Kragic D, Vincze M (2009) Vision for robotics. Found Trends Robot 1(1):1–78, ISBN: 978-1-60198-260-5</text:p>
      <text:p text:style-name="P1">Kulis B, Jain P, Grauman K (2009) Fast similarity search for learned metrics. IEEE Trans Pattern Anal Mach</text:p>
      <text:p text:style-name="P1">Intell 31(12):2143–2157</text:p>
      <text:p text:style-name="P1">Lemaire T, Berger C, Jung I et al (2007) Vision-based SLAM: stereo and monocular approaches. Int J Comput</text:p>
      <text:p text:style-name="P1">Vis 74(3):343–364</text:p>
      <text:p text:style-name="P1">Lepetit V, Fua P (2005) Monocular model-based 3D tracking of rigid objects. Found Trends Comput Graph</text:p>
      <text:p text:style-name="P1">Comput Vis 1(1):1–89</text:p>
      <text:p text:style-name="P1">Lepetit V, Fua P (2006) Keypoint recognition using randomized trees. IEEE Trans Pattern Anal Mach Intell</text:p>
      <text:p text:style-name="P1">28(9): 1465–1479</text:p>
      <text:p text:style-name="P1">Li H, Kimi E, Huang X, He L (2010) Object matching with a locally affine-invariant constraint In: Proceedings</text:p>
      <text:p text:style-name="P1">of the International conference on pattern recognition, pp 1641–1648</text:p>
      <text:p text:style-name="P1">Lin K, Wang C (2010) Stereo-based simultaneous localization, mapping and moving object tracking. In:</text:p>
      <text:p text:style-name="P1">Proceedings of the IEEE international conference on intelligent robots and systems, pp 3975–3980</text:p>
      <text:p text:style-name="P1">Lowe D (2004) Distinctive image features from scale-invariant keypoints. Int J Comput Vis 60(2):91–110</text:p>
      <text:p text:style-name="P1">Magnusson M, Andreasson H, et al (2009) Automatic appearance-based loop detection from 3D laser data</text:p>
      <text:p text:style-name="P1">using the normal distribution transform. J Field Robot. Three Dimensional Mapping Part 2, 26(12):</text:p>
      <text:p text:style-name="P1">892–914</text:p>
      <text:p text:style-name="P1">Manning C, Schütze H, Raghavan P (2008) Introduction to information retrieval, Cambridge University Press,</text:p>
      <text:p text:style-name="P1">Cambridge, ISBN: 0521865719</text:p>
      <text:p text:style-name="P1">Majumder S, Scheding S, Durrant H (2005) Sensor fusion and map building for underwater <text:soft-page-break/>navigation. In:</text:p>
      <text:p text:style-name="P1">Proceedings of Australian conference on robotics and automation</text:p>
      <text:p text:style-name="P1">Martinez J, Calway (2010) A unifying planar and point mapping in monocular SLAM. In: Proceedings of the</text:p>
      <text:p text:style-name="P1">British machine vision conference, pp 1–11</text:p>
      <text:p text:style-name="P1">Matas J, Chum O, et al (2002) Robust wide baseline stereo from maximally stable extremal regions. In:</text:p>
      <text:p text:style-name="P1">Proceedings of the British machine vision conference vol 22, no. 10, pp 761–767</text:p>
      <text:p text:style-name="P1">Mei C, Reid I (2008) Modeling and generating complex motion blur for real-time tracking. In: Proceedings</text:p>
      <text:p text:style-name="P1">of the IEEE conference on computer vision and pattern recognition, pp 1–8</text:p>
      <text:p text:style-name="P1">Mei C, Sibley G, Cummins M, et al (2009) A constant-time efficient stereo SLAM system. In: Proceedings</text:p>
      <text:p text:style-name="P1">of the British machine vision conference</text:p>
      <text:p text:style-name="P1">Mei C, Sibley G, Cummins M et al (2010) RSLAM: a system for large-scale mapping in constant-time using</text:p>
      <text:p text:style-name="P1">stereo. Int J Comput Vision 94(2):1–17</text:p>
      <text:p text:style-name="P1">123Visual simultaneous localization and mapping</text:p>
      <text:p text:style-name="P1">79</text:p>
      <text:p text:style-name="P1">Mei C, Sommerlade E, Sibley C, et al (2011) Hidden view synthesis using real-time visual SLAM for simpli-</text:p>
      <text:p text:style-name="P1">fying video surveillance analysis. In: Proceedings of the IEEE International conference on robotics and</text:p>
      <text:p text:style-name="P1">automation, vol 8, pp 4240–4245</text:p>
      <text:p text:style-name="P1">Migliore D, Rigamonti R, Marzorati D, et al (2009) Use a single camera for simultaneous localization and</text:p>
      <text:p text:style-name="P1">mapping with mobile object tracking in dynamic environments. In: ICRA workshop on safe navigation</text:p>
      <text:p text:style-name="P1">in open and dynamic environments: application to autonomous vehicles</text:p>
      <text:p text:style-name="P1">Mikolajcczyk K, Schmid C (2002) An affine invariant interest point detector. In: Proceedings of the European</text:p>
      <text:p text:style-name="P1">conference on computer vision, pp 128–142</text:p>
      <text:p text:style-name="P1">Mikolajcczyk K, Schmid C (2005) A performance evaluation of local descriptors. IEEE Trans Pattern Anal</text:p>
      <text:p text:style-name="P1">Mach Intell 27(10):1615–1630</text:p>
      <text:p text:style-name="P1">Mikolajczyk K, Tuytelaars T, Schmid S et al (2005) A comparision of affine region detectors. Int J Comput</text:p>
      <text:p text:style-name="P1">Vis 65:43–72</text:p>
      <text:p text:style-name="P1">Milford M (2008) Robot navigation from nature: simultaneous, localisation, mapping, and path planning based</text:p>
      <text:p text:style-name="P1">on hippocampal models, vol. 41. Springer Tracts in Advanced Robotics, ISBN: 3540775196</text:p>
      <text:p text:style-name="P1">Milford M, Wyeth G (2008) Mapping a suburb with a single camera using a biologically inspired SLAM</text:p>
      <text:p text:style-name="P1">system. IEEE Trans Robot 24(5):1038–1053</text:p>
      <text:p text:style-name="P1">Milford M, Wyeth G, Prasser D (2004) RatSLAM: a hippocampal model for simultaneous localization and</text:p>
      <text:p text:style-name="P1">mapping. In: Proceeding of the IEEE international conference on robotics and automation, vol 1, pp</text:p>
      <text:p text:style-name="P1">403–408</text:p>
      <text:p text:style-name="P1">Molton N, Davison A, Reid I (2004) Locally planar patch features for real-time structure from motion. In:</text:p>
      <text:p text:style-name="P1">Proceedings of the British machine vision conference</text:p>
      <text:p text:style-name="P1">Montemerlo M (2003) FastSLAM: a factored solution to the simultaneous localization and mapping <text:soft-page-break/>problem</text:p>
      <text:p text:style-name="P1">with unknown data association, Dissertation, Carnegie Mellon University, USA</text:p>
      <text:p text:style-name="P1">Montemerlo M, Thrun S, Koller D, et al (2002) FastSLAM: a factored solution to the simultaneous localiza-</text:p>
      <text:p text:style-name="P1">tion and mapping problem. In: Proceedings of the AAAI national conference on artificial intelligence,</text:p>
      <text:p text:style-name="P1">pp 593–598</text:p>
      <text:p text:style-name="P1">Montiel J, Civera J, Davison A (2006) Unified inverse depth parametrization for monocular SLAM. In: Pro-</text:p>
      <text:p text:style-name="P1">ceedings of robotics: science and systems</text:p>
      <text:p text:style-name="P1">Morel J, Yu G (2009) ASIFT: a new framework for fully affine invariant image comparison. SIAM J Imaging</text:p>
      <text:p text:style-name="P1">Sci 2(2): 438–469</text:p>
      <text:p text:style-name="P1">Moreels P, Perona P (2005) Evaluation of features detectors and descriptors based on 3D objects. In: Proceed-</text:p>
      <text:p text:style-name="P1">ings of the IEEE international conference on computer vision, pp 800–807</text:p>
      <text:p text:style-name="P1">Mouragnon E, Dhome M, Dekeyser F, et al (2006) Monocular vision based SLAM for mobile robots. In:</text:p>
      <text:p text:style-name="P1">Proceedings of the international conference on pattern recognition, pp 1027–1031</text:p>
      <text:p text:style-name="P1">Mouragnon E, Lhuillier M, Dhome M, et al (2009) Generic and real time structure from motion using local</text:p>
      <text:p text:style-name="P1">bundle asjustment. Image Vis Comput, pp 1178–1193, ISSN: 0262-8856</text:p>
      <text:p text:style-name="P1">Neira J, Tardós JD (2001) Data association in stochastic mapping using the joint compatibility test. In: Pro-</text:p>
      <text:p text:style-name="P1">ceedings of the IEEE international conference on robotics and automation 17(6): 890–897</text:p>
      <text:p text:style-name="P1">Newman P, Leonard J, Neira J, Tardós J (2002) Explore and return: experimental validation of real time con-</text:p>
      <text:p text:style-name="P1">current mapping and localization. In: Proceedings of the IEEE international conference on robotics and</text:p>
      <text:p text:style-name="P1">automation, vol 2, pp 1802–1809</text:p>
      <text:p text:style-name="P1">Nistér D (2004) An efficient solution to the five-point relative pose problem. IEEE Trans Pattern Anal Mach</text:p>
      <text:p text:style-name="P1">Intell 26(6):756–770</text:p>
      <text:p text:style-name="P1">Nistér D, Stewenius H (2006) Scalable recognition with a vocabulary tree. In: Proceedings of the IEEE</text:p>
      <text:p text:style-name="P1">conference on computer vision and pattern recognition, vol 2, pp 2161–2168</text:p>
      <text:p text:style-name="P1">Nistér D, Naroditsky O, Bergen J (2004) Visual odometry. In: Proceedings of the IEEE conference on computer</text:p>
      <text:p text:style-name="P1">vision and pattern recognition vol 1, pp 652–659</text:p>
      <text:p text:style-name="P1">Nüchter A, Lingemann K, Hertzberg J et al (2007) 6D SLAM—3D mapping outdoor environments. J Field</text:p>
      <text:p text:style-name="P1">Robot 24(8):699–722</text:p>
      <text:p text:style-name="P1">Nützi G, Weiss S, Scaramuzza D, Siegwart R (2010) Fusion of IMU and vision for absolute scale estimation</text:p>
      <text:p text:style-name="P1">in monocular SLAM. J Intell Robot Syst. doi:10.1007/s10846-010-9490-z</text:p>
      <text:p text:style-name="P1">Olson C, Matthies L, Schoppers M, Maimone M (2003) Rover navigation using stereo ego-motion. Robot</text:p>
      <text:p text:style-name="P1">Autonom Syst 43(4):215–229</text:p>
      <text:p text:style-name="P1">Olson E, Leonard J, Teller S (2006) Fast iterative optimization of pose graphs with poor initial estimates. In:</text:p>
      <text:p text:style-name="P1">Proceedings of the IEEE international conference on robotics and automation, pp 2262-2269</text:p>
      <text:p text:style-name="P1">Olson C, Matthies L, Wright J et al (2007) Visual terrain mapping for mars exploration. Comput Vis <text:soft-page-break/>Image</text:p>
      <text:p text:style-name="P1">Underst 105(1):73–85</text:p>
      <text:p text:style-name="P1">OpenCV (2009) OpenCV: Camera calibration and 3D reconstruction. http://opencv.willowgarage.com/</text:p>
      <text:p text:style-name="P1">documentation/camera_calibration_and_3d_reconstruction.html Accesed 06 March 2012</text:p>
      <text:p text:style-name="P1">12380</text:p>
      <text:p text:style-name="P1">J. Fuentes-Pacheco et al.</text:p>
      <text:p text:style-name="P1">Özuysal M, Calonder M, Lepetit V, Fua P (2010) Fast keypoint recognition using random ferns. IEEE Trans</text:p>
      <text:p text:style-name="P1">Pattern Anal Mach Intell 32(3):448–461</text:p>
      <text:p text:style-name="P1">Paz L, Piniés P, Tardós JD, Neira J (2008) Large-scale 6DOF SLAM with stereo-in-hand. IEEE Trans Robot</text:p>
      <text:p text:style-name="P1">24(5):946–957</text:p>
      <text:p text:style-name="P1">Piniés P, Tardós JD, Neira J (2006) Localization of avalanche victims using robocentric SLAM. In: Proceedings</text:p>
      <text:p text:style-name="P1">of the IEEE international conference on intelligent robots and systems. pp 3074–3079</text:p>
      <text:p text:style-name="P1">Piniés P, Tardós JD (2008) Large scale SLAM building conditionally independent local maps: application to</text:p>
      <text:p text:style-name="P1">monocular vision. IEEE Trans Robot 24(5):1094–1106</text:p>
      <text:p text:style-name="P1">Pollefeys M, Van L, Vergauwen M et al (2004) Visual modeling with a hand-held camera. Int J Comput Vis</text:p>
      <text:p text:style-name="P1">59(3):207–232</text:p>
      <text:p text:style-name="P1">Pretto A, Menegatti E, Pagello E (2007) Reliable features matching for humanoid robots. In: IEEE-RAS</text:p>
      <text:p text:style-name="P1">international conference on humanoid robots, pp 532–538</text:p>
      <text:p text:style-name="P1">Pupilli M, Calway A (2006) Real-time visual SLAM with resilience to erratic motion. In: Proceedings of the</text:p>
      <text:p text:style-name="P1">IEEE conference on computer vision and pattern recognition, vol 1, pp 1244–1249</text:p>
      <text:p text:style-name="P1">Raguram R, Frahm J, Pollefeys M (2008) A comparative analysis of RANSAC techniques leading to adaptive</text:p>
      <text:p text:style-name="P1">real-time random sample consensus. In: Proceedings of the European conference on computer vision, pp</text:p>
      <text:p text:style-name="P1">500–513</text:p>
      <text:p text:style-name="P1">Rawseeds (2012) Bovisa and bicocca datasets. http://www.rawseeds.org/rs/datasets. Accesed 06 March 2012</text:p>
      <text:p text:style-name="P1">Ribas D, Ridao P, Tardós JD et al (2008) Underwater SLAM in man-made structured environments. J Field</text:p>
      <text:p text:style-name="P1">Robot 25(11):898–921</text:p>
      <text:p text:style-name="P1">Rosten E, Drummond T (2006) Machine learning for high-speed corner detection. In: Proceedings of the</text:p>
      <text:p text:style-name="P1">European conference on computer vision, pp 430–443</text:p>
      <text:p text:style-name="P1">Rublee E, Rabaud V, Konolige K, Bradski G (2011) ORB: an efficient alternative to SIFT or SURF. In:</text:p>
      <text:p text:style-name="P1">Proceedings of the IEEE international conference on computer vision</text:p>
      <text:p text:style-name="P1">Scaramuzza (2011) OcamCalib toolbox: omnidirectional camera and calibration toolbox for matlab. https://</text:p>
      <text:p text:style-name="P1">sites.google.com/site/scarabotix/ocamcalib-toolbox. Accesed 06 March 2012</text:p>
      <text:p text:style-name="P1">Scaramuzza D, Siegwart R (2008) Appearance guided monocular omnidirectional visual odometry for outdoor</text:p>
      <text:p text:style-name="P1">ground vehicles. IEEE Trans Robot 24(5): 1015–1026</text:p>
      <text:p text:style-name="P1">Se S, Lowe D, Little J (2002) Mobile robot localization and mapping with uncertainty using scale-invariant</text:p>
      <text:p text:style-name="P1"><text:soft-page-break/>visual landmarks. Int J Robot Res 21(8):735–758</text:p>
      <text:p text:style-name="P1">Se S, Lowe D, Little J (2005) Vision- based global localization and mapping for mobile robots. IEEE Trans</text:p>
      <text:p text:style-name="P1">Robot 21(3):364–375</text:p>
      <text:p text:style-name="P1">Sáez J, Escolano F (2006) 6DOF entropy minimization SLAM. In: Proceedings of the IEEE international</text:p>
      <text:p text:style-name="P1">conference on robotics and automation, pp 1548–1555</text:p>
      <text:p text:style-name="P1">Sanromá G, Alquézar R, Serratosa F (2010) Graph matching using SIFT descriptors—an application to pose</text:p>
      <text:p text:style-name="P1">recovery of a mobile robot. In: 13th joint IAPR international workshop on structural, syntactic and</text:p>
      <text:p text:style-name="P1">statistical pattern recognition, pp 254–263</text:p>
      <text:p text:style-name="P1">Silpa C, Hartley R (2008) Optimised KD-trees for fast image descriptor matching. In: Proceedings of the IEEE</text:p>
      <text:p text:style-name="P1">conference on computer vision and pattern recognition</text:p>
      <text:p text:style-name="P1">Sinha S, Frahm J, Pollefeys M, Genc Y (2006) GPU-based video feature tracking and matching. In: Workshop</text:p>
      <text:p text:style-name="P1">on edge computing using new commodity architectures</text:p>
      <text:p text:style-name="P1">Sivic J, Zisserman A (2003) Video google: a text retrieval approach to object matching in videos. In: Proceed-</text:p>
      <text:p text:style-name="P1">ings of the IEEE international conference on computer vision</text:p>
      <text:p text:style-name="P1">Simpson R, Cullip J, Revell J (2012) The cheddar gorge data set. http://www.openslam.org/misc/BAE_</text:p>
      <text:p text:style-name="P1">RSJCJR_2011.pdf. Accesed 06 March 2012</text:p>
      <text:p text:style-name="P1">Smith (2012) The new college vision and laser data set. http://www.robots.ox.ac.uk/NewCollegeData/. Ac-</text:p>
      <text:p text:style-name="P1">cesed 06 March 2012</text:p>
      <text:p text:style-name="P1">Smith R, Self M, Cheeseman P (1990) Estimating uncertain spatial relationships in robotics. In: Autonomous</text:p>
      <text:p text:style-name="P1">robot vehicles. Springer, New York, pp 167–193, ISBN:0-387-97240-4</text:p>
      <text:p text:style-name="P1">Smith M, Baldwin I, Churchill W et al (2009) The new college vision and laser data set. Int J Robot Res</text:p>
      <text:p text:style-name="P1">28(5):595–599</text:p>
      <text:p text:style-name="P1">Solà J (2007) Multi-camera VSLAM: from former information losses to self-calibration. In: Proceedings of</text:p>
      <text:p text:style-name="P1">the IEEE international conference on intelligent robots and systems, workshop on visual SLAM</text:p>
      <text:p text:style-name="P1">Steder B, Grisetti G, Stachniss C et al (2008) Visual SLAM for flying vehicles. IEEE Trans Robot 24(5):1088–</text:p>
      <text:p text:style-name="P1">1093</text:p>
      <text:p text:style-name="P1">Sturm (2012) RGB-D dataset and benchmark. http://cvpr.in.tum.de/data/datasets/rgbd-dataset. Accesed 06</text:p>
      <text:p text:style-name="P1">March 2012</text:p>
      <text:p text:style-name="P1">Sturm J, Magnenat S, et al (2011) Towards a benchmark for RGB-D SLAM evaluation. In: Proceedings of the</text:p>
      <text:p text:style-name="P1">RGB-D workshop on advanced reasoning with depth cameras at robotics: science and systems conference</text:p>
      <text:p text:style-name="P1">123Visual simultaneous localization and mapping</text:p>
      <text:p text:style-name="P1">81</text:p>
      <text:p text:style-name="P1">Strasdat H, Montiel J, Davison A (2010a) Scale drift-aware large scale monocular SLAM. In Proceeding of</text:p>
      <text:p text:style-name="P1">robotics: science and systems</text:p>
      <text:p text:style-name="P1">Strasdat H, Montiel J, Davison A (2010b) Real-time monocular SLAM: why filter?. In: Proceedings of the</text:p>
      <text:p text:style-name="P1"><text:soft-page-break/>IEEE international conference on robotics and automation</text:p>
      <text:p text:style-name="P1">Svoboda (2011) Multi-camera self-calibration. http://cmp.felk.cvut.cz/~svoboda/SelfCal/index.html Accesed</text:p>
      <text:p text:style-name="P1">06 March 2012</text:p>
      <text:p text:style-name="P1">Tardós JD, Neira J, Newman P et al (2002) Robust mapping and localization in indoor environments using</text:p>
      <text:p text:style-name="P1">sonar data. Int J Robot Res 21:311–330</text:p>
      <text:p text:style-name="P1">Taylor S, Drummond T (2009) Multiple target localization at over 100 FPS. In: Proceedings of the British</text:p>
      <text:p text:style-name="P1">machine vision conference</text:p>
      <text:p text:style-name="P1">Thrun S (2002) Robotic mapping: a survey. Exploring artificial intelligence in the new millennium, ISBN:1-</text:p>
      <text:p text:style-name="P1">55860-811-7</text:p>
      <text:p text:style-name="P1">Thrun S (2003) A system for volumetric robotic mapping of abandoned mines. In: Proceedings of the IEEE</text:p>
      <text:p text:style-name="P1">international conference on robotics and automation, vol 3, pp 4270–4275</text:p>
      <text:p text:style-name="P1">Thrun S, Leonard J (2008) Simultaneous localization and mapping. Springer Handbook of Robotics; Siciliano,</text:p>
      <text:p text:style-name="P1">Khatib Editors, ISBN: 978-3-540-23957-4, pp 871–886</text:p>
      <text:p text:style-name="P1">Thrun S, Koller D, Ghahramani Z, et al (2002) Simultaneous mapping and localization with sparse extended</text:p>
      <text:p text:style-name="P1">information filters: theory and initial results. Technical Report CMU-CS-02-112, Carnegie Mellon</text:p>
      <text:p text:style-name="P1">Thrun S, Montemerlo M, Dahlkamp H et al (2005a) Stanley: the robot that won the DARPA grand challenge.</text:p>
      <text:p text:style-name="P1">J Field Robot 23(9):661–692</text:p>
      <text:p text:style-name="P1">Thrun S, Burgard W, Fox D, (2005b) Probabilistic Robotics. The MIT Press, New York, ISBN: 0262201623</text:p>
      <text:p text:style-name="P1">Thrun S, Montemerlo M, Aron A (2006) Probabilistic terrain analysis for high speed desert driving. In:</text:p>
      <text:p text:style-name="P1">Proceedings of robotics: science and systems</text:p>
      <text:p text:style-name="P1">Tirilly P, Claveau V, Gros P (2010) Distances and weighting schemes for bag of visual words image retrieval.</text:p>
      <text:p text:style-name="P1">In: Proceedings of the international conference on multimedia information retrieval, pp 323–333</text:p>
      <text:p text:style-name="P1">Triggs B, Mclauchlan P, Hartley R, Fitzgibbon A (1999) Bundle adjustment—a modern synthesis. In: Pro-</text:p>
      <text:p text:style-name="P1">ceedings of the international workshop on vision algorithms: theory and practice, pp 298–375</text:p>
      <text:p text:style-name="P1">Tuytelaars T, Mikolajczyk K (2008) Local invariant feature detectors: a survey. Found Trends Comput Graph</text:p>
      <text:p text:style-name="P1">Vis</text:p>
      <text:p text:style-name="P1">Tuytelaars T, Van-Gool L (2004) Matching widely separated views based on affine invariant regions. Int J</text:p>
      <text:p text:style-name="P1">Comput Vis 59(1):61–85</text:p>
      <text:p text:style-name="P1">Vidal T, Bryson M, Sukkarieh S, et al (2007) On the observability of bearing-only SLAM. In: Proceedings of</text:p>
      <text:p text:style-name="P1">the IEEE international conference on robotics and automation, pp 4114–4119</text:p>
      <text:p text:style-name="P1">Vidal T, Berger C, Sola J, Lacroix S (2011) Large scale multiple robot visual mapping with heterogeneous</text:p>
      <text:p text:style-name="P1">landmarks in semi-structured terrain. Robot Autonom Syst, pp 654–674</text:p>
      <text:p text:style-name="P1">Wang C, Thorpe Ch, Thrun S et al (2007) Simultaneous localization, mapping and moving object tracking.</text:p>
      <text:p text:style-name="P1">Int J Robot Res 26(9):889–916</text:p>
      <text:p text:style-name="P1">Wangsiripitak S, Murray D (2009) Avoiding moving outliers in visual SLAM by tracking moving <text:soft-page-break/>objects. In:</text:p>
      <text:p text:style-name="P1">Proceedings of the IEEE international conference on robotics and automation, pp 375–380</text:p>
      <text:p text:style-name="P1">Williams B (2009) Simultaneous localisation and mapping using a single camera. PhD, thesis, Oxford Uni-</text:p>
      <text:p text:style-name="P1">versity, England</text:p>
      <text:p text:style-name="P1">Williams B, Klein G, Reid I (2007) Real-time SLAM relocalisation. In: Proceedings of the IEEE international</text:p>
      <text:p text:style-name="P1">conference on computer vision</text:p>
      <text:p text:style-name="P1">Williams B, Cummins M, Neira J, Newman P, Reid I, Tardós JD (2009) A comparision of loop closing</text:p>
      <text:p text:style-name="P1">techniques in monocular SLAM. Robot Autonom Syst 57(12):1188–1197</text:p>
      <text:p text:style-name="P1">Willson (1995) Tsai camera calibration software. http://www.cs.cmu.edu/~rgw/TsaiCode.html. Accesed 06</text:p>
      <text:p text:style-name="P1">March 2012</text:p>
      <text:p text:style-name="P1">Yilmaz A, Javed O, Shah M (2006) Object tracking: a survey. ACM Comput Surv 38(4): 1–45</text:p>
      <text:p text:style-name="P1">Zhang Z (2000) A flexible new technique for camera calibration. IEEE Trans Pattern Anal Mach Intell</text:p>
      <text:p text:style-name="P1">22(11):1330–1334</text:p>
      <text:p text:style-name="P1">Zhang W, Kosecka J (2006) Image based localization in urban environments. In: Proceedings of the third</text:p>
      <text:p text:style-name="P1">international symposium on 3d data processing, visualization, and transmission</text:p>
      <text:p text:style-name="P1">Zhang Z, Deriche R, Faugeras O, Luong Q (1994) A robust technique for matching two uncalibrated images</text:p>
      <text:p text:style-name="P1">through the recovery of the unknown epipolar geometry. J Artif Intell. Special volume on Computer</text:p>
      <text:p text:style-name="P1">Vision 78(1): 87–119</text:p>
      <text:p text:style-name="P1">Zhang H, Li B, Yang D (2010) Keyframe detection for appearance-based visual SLAM. In: Proceedings of</text:p>
      <text:p text:style-name="P1">the IEEE international conference on intelligent robots and systems, pp 2071–2076</text:p>
      <text:p text:style-name="P1"/>
      <text:p text:style-name="P1"/>
      <text:p text:style-name="P1"/>
      <text:p text:style-name="P1"/>
      <text:p text:style-name="P2">参考文献(References)</text:p>
      <text:p text:style-name="P2">Durrant-Whyte H, Bailey T. Simultaneous localization and</text:p>
      <text:p text:style-name="P2">mapping: Part I. The essential algorithms[J]. IEEE Robotics and</text:p>
      <text:p text:style-name="P2">Automation Magazine, 2006, 13(2): 99-108.</text:p>
      <text:p text:style-name="P2">[2] Smith R C, Cheeseman P. On the representation and estimation</text:p>
      <text:p text:style-name="P2">of spatial uncertainty[J]. International Journal of Robotics Re-</text:p>
      <text:p text:style-name="P2">search, 1986, 5(4): 56-68.</text:p>
      <text:p text:style-name="P2">[3] Thrun S, Liu Y F, Koller D, et al. Simultaneous localization</text:p>
      <text:p text:style-name="P2">and mapping with sparse extended information filters[J]. Inter-</text:p>
      <text:p text:style-name="P2">national Journal of Robotics Research, 2004, 23(7/8): 693-716.</text:p>
      <text:p text:style-name="P2">[4] Montemerlo M, Thrun S, Koller D, et al. FastSLAM: A factored</text:p>
      <text:p text:style-name="P2">solution to the simultaneous localization and mapping prob-</text:p>
      <text:p text:style-name="P2">lem[C]//Proceedings of the National Conference on Artificial</text:p>
      <text:p text:style-name="P2">Intelligence. Menlo Park, USA: AAAI, 2002: 593-598.</text:p>
      <text:p text:style-name="P2">[5] Thrun S. Robotic mapping: A survey[M]// Exploring Artificial</text:p>
      <text:p text:style-name="P2">Intelligence in the New Millennium. San Francisco, USA: Mor-</text:p>
      <text:p text:style-name="P2">gan Kaufmann, 2002: 1-35.</text:p>
      <text:p text:style-name="P2">[6] Huang S D, Dissanayake G. Convergence and consistency anal-</text:p>
      <text:p text:style-name="P2">ysis for extended Kalman filter based SLAM[J]. IEEE Transac-</text:p>
      <text:p text:style-name="P2">tions on Robotics, 2007, 23(5): 1036-1049.</text:p>
      <text:p text:style-name="P2"><text:soft-page-break/>[7] Thrun S, Burgard W, Fox D. Probabilistic robotics[M]. Cam-</text:p>
      <text:p text:style-name="P2">bridge, USA: MIT Press, 2005.</text:p>
      <text:p text:style-name="P2">[8] Thrun S, Montemerlo M. The graph SLAM algorithm with ap-</text:p>
      <text:p text:style-name="P2">plications to large-scale mapping of urban structures[J]. Inter-</text:p>
      <text:p text:style-name="P2">national Journal of Robotics Research, 2006, 25(5/6): 403-429.</text:p>
      <text:p text:style-name="P2">[9] Frese U, Larsson P, Duckett T. A multilevel relaxation algorithm</text:p>
      <text:p text:style-name="P2">for simultaneous localization and mapping[J]. IEEE Transac-</text:p>
      <text:p text:style-name="P2">tions on Robotics, 2005, 21(2): 196-207.</text:p>
      <text:p text:style-name="P2">[10] Olson E, Leonard J, Teller S. Fast iterative alignment of pose</text:p>
      <text:p text:style-name="P2">graphs with poor initial estimates[C]//IEEE International Con-</text:p>
      <text:p text:style-name="P2">[1]</text:p>
      <text:p text:style-name="P2">[19]</text:p>
      <text:p text:style-name="P2">[20]</text:p>
      <text:p text:style-name="P2">[21]</text:p>
      <text:p text:style-name="P2">[22]</text:p>
      <text:p text:style-name="P2">[23]</text:p>
      <text:p text:style-name="P2">[24]</text:p>
      <text:p text:style-name="P2">[25]</text:p>
      <text:p text:style-name="P2">[26]</text:p>
      <text:p text:style-name="P2">509</text:p>
      <text:p text:style-name="P2">ference on Robotics and Automation. Piscataway, USA: IEEE,</text:p>
      <text:p text:style-name="P2">2006: 2262-2269.</text:p>
      <text:p text:style-name="P2">Grisetti G, Stachniss C, Grzonka S, et al. A tree parameteriza-</text:p>
      <text:p text:style-name="P2">tion for efficiently computing maximum likelihood maps using</text:p>
      <text:p text:style-name="P2">gradient descent[M]//Robotics: Science and Systems III. Cam-</text:p>
      <text:p text:style-name="P2">bridge, USA: MIT Press, 2008: 65-72.</text:p>
      <text:p text:style-name="P2">Kaess M, Ranganathan A, Dellaert F. iSAM: Incremental</text:p>
      <text:p text:style-name="P2">smoothing and mapping[J]. IEEE Transactions on Robotics,</text:p>
      <text:p text:style-name="P2">2008, 24(6): 1365-1378.</text:p>
      <text:p text:style-name="P2">Konolige K, Agrawal M. FrameSLAM: From bundle adjust-</text:p>
      <text:p text:style-name="P2">ment to real-time visual mapping[J]. IEEE Transactions on</text:p>
      <text:p text:style-name="P2">Robotics, 2008, 24(5): 1066-1077.</text:p>
      <text:p text:style-name="P2">Kummerle R, Grisetti G, Strasdat H, et al. g 2 o: A general frame-</text:p>
      <text:p text:style-name="P2">work for graph optimization[C]//IEEE International Conference</text:p>
      <text:p text:style-name="P2">on Robotics and Automation. Piscataway, USA: IEEE, 2011:</text:p>
      <text:p text:style-name="P2">3607-3613.</text:p>
      <text:p text:style-name="P2">S ̈underhauf N, Protzel P. Towards a robust back-end for pose</text:p>
      <text:p text:style-name="P2">graph SLAM[C]//IEEE International Conference on Robotics</text:p>
      <text:p text:style-name="P2">and Automation. Piscataway, USA: IEEE, 2012: 1254-1261.</text:p>
      <text:p text:style-name="P2">Johannsson H, Kaess M, Fallon M, et al. Temporally scalable vi-</text:p>
      <text:p text:style-name="P2">sual SLAM using a reduced pose graph[R]. Cambridge, USA:</text:p>
      <text:p text:style-name="P2">Computer Science and Artificial Intelligent Laboratory, MIT,</text:p>
      <text:p text:style-name="P2">2012.</text:p>
      <text:p text:style-name="P2">Grisetti G, Grzonka S, Stachniss C, et al. Efficient estimation of</text:p>
      <text:p text:style-name="P2">accurate maximum likelihood maps in 3D[C]//IEEE/RSJ Inter-</text:p>
      <text:p text:style-name="P2">national Conference on Intelligent Robots and Systems. Piscat-</text:p>
      <text:p text:style-name="P2">away, USA: IEEE, 2007: 3472-3478.</text:p>
      <text:p text:style-name="P2">Borrmann D, Elseberg J, Lingemann K, et al. Globally con-</text:p>
      <text:p text:style-name="P2">sistent 3D mapping with scan matching[J]. Robotics and Au-</text:p>
      <text:p text:style-name="P2">tonomous Systems, 2008, 56(2): 130-142.</text:p>
      <text:p text:style-name="P2">Wurm K M, Hornung A, Bennewitz M, et al. OctoMap: A</text:p>
      <text:p text:style-name="P2">probabilistic, flexible, and compact 3D map representation for</text:p>
      <text:p text:style-name="P2"><text:soft-page-break/>robotic systems[C]//ICRA 2010 Workshop: Best Practice in 3D</text:p>
      <text:p text:style-name="P2">Perception and Modeling for Mobile Manipulation. 2010.</text:p>
      <text:p text:style-name="P2">McDonald J, Kaess M, Cadena C, et al. Real-time 6-DOF</text:p>
      <text:p text:style-name="P2">multi-session visual SLAM over large-scale environments[J].</text:p>
      <text:p text:style-name="P2">Robotics and Autonomous Systems, 2012.</text:p>
      <text:p text:style-name="P2">Kretzschmar H, Grisetti G, Stachniss C. Lifelong map learning</text:p>
      <text:p text:style-name="P2">for graph-based SLAM in static environments[J]. K ̈unstliche In-</text:p>
      <text:p text:style-name="P2">telligenz, 2010, 24(3): 199-206.</text:p>
      <text:p text:style-name="P2">Cruz L, Lucio D, Velho L. Kinect and RGBD images: Chal-</text:p>
      <text:p text:style-name="P2">lenges and applications[C]//SIBGRAPI - Conference on Graph-</text:p>
      <text:p text:style-name="P2">ics, Patterns and Images Tutorials. Washington, USA: IEEE</text:p>
      <text:p text:style-name="P2">Computer Society, 2012: 36-49.</text:p>
      <text:p text:style-name="P2">Henry P, Krainin M, Herbst E, et al. RGB-D mapping: Using</text:p>
      <text:p text:style-name="P2">Kinect-style depth cameras for dense 3D modeling of indoor</text:p>
      <text:p text:style-name="P2">environments[J]. International Journal of Robotics Research,</text:p>
      <text:p text:style-name="P2">2012, 31(5): 647-663.</text:p>
      <text:p text:style-name="P2">Huang A S, Bachrach A, Henry P, et al. Visual odometry</text:p>
      <text:p text:style-name="P2">and mapping for autonomous flight using an RGB-D cam-</text:p>
      <text:p text:style-name="P2">era[C]//International Symposium on Robotics Research. 2011.</text:p>
      <text:p text:style-name="P2">Endres F, Hess J, Engelhard N, et al. An evaluation of the</text:p>
      <text:p text:style-name="P2">RGB-D SLAM system[C]//IEEE International Conference on</text:p>
      <text:p text:style-name="P2">Robotics and Automation. Piscataway, USA: IEEE, 2012:</text:p>
      <text:p text:style-name="P2">1691-1696.</text:p>
      <text:p text:style-name="P2">Izadi S, Kim D, Hilliges O, et al. KinectFusion: Real-time</text:p>
      <text:p text:style-name="P2">3D reconstruction and interaction using a moving depth cam-</text:p>
      <text:p text:style-name="P2">era[C]//24th Annual ACM Symposium on User Interface Soft-</text:p>
      <text:p text:style-name="P2">ware and Technology. New York, USA: ACM, 2011: 559-568.510</text:p>
      <text:p text:style-name="P2">机</text:p>
      <text:p text:style-name="P2">[27] Whelan T, Kaess M, Fallon M, et al. Kintinuous: Spatially ex-</text:p>
      <text:p text:style-name="P2">tended KinectFusion[M]//Robotics: Science and Systems VII.</text:p>
      <text:p text:style-name="P2">Cambridge, USA: MIT Press, 2012.</text:p>
      <text:p text:style-name="P2">[28] Lu F, Milios E. Globally consistent range scan alignment for</text:p>
      <text:p text:style-name="P2">environment mapping[J]. Autonomous robots, 1997, 4(4): 333-</text:p>
      <text:p text:style-name="P2">349.</text:p>
      <text:p text:style-name="P2">[29] Gutmann J S, Konolige K. Incremental mapping of large cyclic</text:p>
      <text:p text:style-name="P2">environments[C]//IEEE International Symposium on Compu-</text:p>
      <text:p text:style-name="P2">tational Intelligence in Robotics and Automation. Piscataway,</text:p>
      <text:p text:style-name="P2">USA: IEEE, 1999: 318-325.</text:p>
      <text:p text:style-name="P2">[30] Scaramuzza D, Fraundorfer F. Visual odometry. Part I: The first</text:p>
      <text:p text:style-name="P2">30 years and fundamentals[J]. IEEE Robotics and Automation</text:p>
      <text:p text:style-name="P2">Magazine, 2011, 18(4): 80-92.</text:p>
      <text:p text:style-name="P2">[31] Nister D, Naroditsky O, Bergen J. Visual odometry for ground</text:p>
      <text:p text:style-name="P2">vehicle applications[J]. Journal of Field Robotics, 2006, 23(1):</text:p>
      <text:p text:style-name="P2">3-20.</text:p>
      <text:p text:style-name="P2">[32] Konolige K, Agrawal M, Sola J. Large-scale visual odometry</text:p>
      <text:p text:style-name="P2">for rough terrain[C]//13th International Symposium on Robotics</text:p>
      <text:p text:style-name="P2">Research. Berlin, Germany: Springer, 2011: 201-212.</text:p>
      <text:p text:style-name="P2">[33] Saez J M, Hogue A, Escolano F, et al. Underwater 3D SLAM</text:p>
      <text:p text:style-name="P2">through entropy minimization[C]//IEEE International Confer-</text:p>
      <text:p text:style-name="P2">ence on Robotics and Automation. Piscataway, USA: IEEE,</text:p>
      <text:p text:style-name="P2">2006: 3562-3567.</text:p>
      <text:p text:style-name="P2">[34] Steder B, Grisetti G, Stachniss C, et al. Visual SLAM for flying</text:p>
      <text:p text:style-name="P2"><text:soft-page-break/>vehicles[J]. IEEE Transactions on Robotics, 2008, 24(5): 1088-</text:p>
      <text:p text:style-name="P2">1093.</text:p>
      <text:p text:style-name="P2">[35] Maimone M, Cheng Y, Matthies L. Two years of visual odome-</text:p>
      <text:p text:style-name="P2">try on the mars exploration rovers[J]. Journal of Field Robotics,</text:p>
      <text:p text:style-name="P2">2007, 24(3): 169-186.</text:p>
      <text:p text:style-name="P2">[36] Besl P J, McKay N D. A method for registration of 3-D shapes</text:p>
      <text:p text:style-name="P2">[J]. IEEE Transactions on Pattern Analysis and Machine Intel-</text:p>
      <text:p text:style-name="P2">ligence, 1992, 14(2): 239-256.</text:p>
      <text:p text:style-name="P2">[37] Yang C, Medioni G. Object modeling by registration of multi-</text:p>
      <text:p text:style-name="P2">ple range images[J]. Image and Vision Computing, 1992, 10(3):</text:p>
      <text:p text:style-name="P2">145-155.</text:p>
      <text:p text:style-name="P2">[38] Zhang Z Y. Iterative point matching for registration of free-form</text:p>
      <text:p text:style-name="P2">curves and surfaces[J]. International Journal of Computer Vi-</text:p>
      <text:p text:style-name="P2">sion, 1994, 13(2): 119-152.</text:p>
      <text:p text:style-name="P2">[39] Arun K S, Huang T S, Blostein S D. Least-squares fitting of</text:p>
      <text:p text:style-name="P2">two 3-D point sets[J]. IEEE Transactions on Pattern Analysis</text:p>
      <text:p text:style-name="P2">and Machine Intelligence, 1987, 9(5): 698-700.</text:p>
      <text:p text:style-name="P2">[40] Eggert D W, Lorusso A, Fischer R B. Estimating 3-D rigid body</text:p>
      <text:p text:style-name="P2">transformations: A comparison of four major algorithms[J].</text:p>
      <text:p text:style-name="P2">Machine Vision and Applications, 1997, 9(5/6): 272-290.</text:p>
      <text:p text:style-name="P2">[41] Segal A, Haehnel D, Thrun S. Generalized-ICP[M]//Robotics:</text:p>
      <text:p text:style-name="P2">Science and Systems V. Cambridge, USA: MIT Press, 2009.</text:p>
      <text:p text:style-name="P2">[42] Salvi J, Matabosch C, Fofi D, et al. A review of recent range</text:p>
      <text:p text:style-name="P2">image registration methods with accuracy evaluation[J]. Image</text:p>
      <text:p text:style-name="P2">and Vision Computing, 2007, 25(5): 578-596.</text:p>
      <text:p text:style-name="P2">[43] Turk G, Levoy M. Zippered polygon meshes from range im-</text:p>
      <text:p text:style-name="P2">ages[C]//21st Annual Conference on Computer Graphics and</text:p>
      <text:p text:style-name="P2">Interactive Techniques. New York, USA: ACM, 1994: 311-318.</text:p>
      <text:p text:style-name="P2">[44] Godin G, Rioux M, Baribeau R. Three-dimensional registra-</text:p>
      <text:p text:style-name="P2">tion using range and intensity information[C]//Proceedings of</text:p>
      <text:p text:style-name="P2">the SPIE, vol.2350. Bellingham, USA: SPIE, 1994: 279-290.</text:p>
      <text:p text:style-name="P2">[45] Fitzgibbon A W. Robust registration of 2D and 3D point sets[J].</text:p>
      <text:p text:style-name="P2">Image and Vision Computing, 2003, 21(13/14): 1145-1153.</text:p>
      <text:p text:style-name="P2">器</text:p>
      <text:p text:style-name="P2">人</text:p>
      <text:p text:style-name="P2">2013 年 7 月</text:p>
      <text:p text:style-name="P2">[46] Rusinkiewicz S, Levoy M. Efficient variants of the ICP algo-</text:p>
      <text:p text:style-name="P2">rithm[C]//Third International Conference on 3-D Digital Imag-</text:p>
      <text:p text:style-name="P2">ing and Modeling. Los Alamitos, USA: IEEE Computer Soci-</text:p>
      <text:p text:style-name="P2">ety, 2001: 145-152.</text:p>
      <text:p text:style-name="P2">[47] Nister D, Naroditsky O, Bergen J. Visual odometry[C]//IEEE</text:p>
      <text:p text:style-name="P2">Computer Society Conference on Computer Vision and Pat-</text:p>
      <text:p text:style-name="P2">tern Recognition. Los Alamitos, USA: IEEE Computer Society,</text:p>
      <text:p text:style-name="P2">2004: 652-659.</text:p>
      <text:p text:style-name="P2">[48] Lowe D G. Distinctive image features from scale-invariant</text:p>
      <text:p text:style-name="P2">keypoints[J]. International Journal of Computer Vision, 2004,</text:p>
      <text:p text:style-name="P2">60(2): 91-110.</text:p>
      <text:p text:style-name="P2">[49] Bay H, Ess A, Tuytelaars T, et al. Speeded-up robust features</text:p>
      <text:p text:style-name="P2">(SURF)[J]. Computer Vision and Image Understanding, 2008,</text:p>
      <text:p text:style-name="P2">110(3): 346-359.</text:p>
      <text:p text:style-name="P2">[50] Agrawal M, Konolige K, Blas M R. CenSurE: Center sur-</text:p>
      <text:p text:style-name="P2">round extremas for realtime feature detection and match-</text:p>
      <text:p text:style-name="P2"><text:soft-page-break/>ing[C]//European Conference on Computer Vision. Berlin, Ger-</text:p>
      <text:p text:style-name="P2">many: Springer, 2008: 102-115.</text:p>
      <text:p text:style-name="P2">[51] Shi J B, Tomasi C. Good features to track[C]//IEEE Computer</text:p>
      <text:p text:style-name="P2">Society Conference on Computer Vision and Pattern Recogni-</text:p>
      <text:p text:style-name="P2">tion. Los Alamitos, USA: IEEE Computer Society, 1994: 593-</text:p>
      <text:p text:style-name="P2">600.</text:p>
      <text:p text:style-name="P2">[52] Fischler M A, Bolles R C. Random sample consensus: A</text:p>
      <text:p text:style-name="P2">paradigm for model fitting with applications to image analysis</text:p>
      <text:p text:style-name="P2">and automated cartography[J]. Communications of the ACM,</text:p>
      <text:p text:style-name="P2">1981, 24(6): 381-395.</text:p>
      <text:p text:style-name="P2">[53] Nister D. An efficient solution to the five-point relative pose</text:p>
      <text:p text:style-name="P2">problem[C]//IEEE Computer Society Conference on Computer</text:p>
      <text:p text:style-name="P2">Vision and Pattern Recognition. Los Alamitos, USA: IEEE</text:p>
      <text:p text:style-name="P2">Computer Society, 2003: 195-202.</text:p>
      <text:p text:style-name="P2">[54] Moreno-Noguer F, Lepetit V, Fua P. Accurate non-iterative O(n)</text:p>
      <text:p text:style-name="P2">solution to the PnP problem[C]//IEEE International Conference</text:p>
      <text:p text:style-name="P2">on Computer Vision. Piscataway, USA: IEEE, 2007: 2168-</text:p>
      <text:p text:style-name="P2">2175.</text:p>
      <text:p text:style-name="P2">[55] Kneip L, Scaramuzza D, Siegwart R. A novel parametrization</text:p>
      <text:p text:style-name="P2">of the perspective-three-point problem for a direct computation</text:p>
      <text:p text:style-name="P2">of absolute camera position and orientation[C]//IEEE Confer-</text:p>
      <text:p text:style-name="P2">ence on Computer Vision and Pattern Recognition. Piscataway,</text:p>
      <text:p text:style-name="P2">USA: IEEE, 2011: 2969-2976.</text:p>
      <text:p text:style-name="P2">[56] Newman P, Ho K. SLAM – Loop closing with visually salient</text:p>
      <text:p text:style-name="P2">features[C]//IEEE International Conference on Robotics and</text:p>
      <text:p text:style-name="P2">Automation. Piscataway, USA: IEEE, 2005: 635-642.</text:p>
      <text:p text:style-name="P2">[57] Cummins M, Newman P. Probabilistic appearance based nav-</text:p>
      <text:p text:style-name="P2">igation and loop closing[C]//IEEE International Conference</text:p>
      <text:p text:style-name="P2">on Robotics and Automation. Piscataway, USA: IEEE, 2007:</text:p>
      <text:p text:style-name="P2">2042-2048.</text:p>
      <text:p text:style-name="P2">[58] Zhang H. BoRF: Loop-closure detection with scale invariant</text:p>
      <text:p text:style-name="P2">visual features[C]//IEEE International Conference on Robotics</text:p>
      <text:p text:style-name="P2">and Automation. Piscataway, USA: IEEE, 2011: 3125-3130.</text:p>
      <text:p text:style-name="P2">[59] Cummins M, Newman P. Appearance-only SLAM at large scale</text:p>
      <text:p text:style-name="P2">with FAB-MAP 2.0[J]. International Journal of Robotics Re-</text:p>
      <text:p text:style-name="P2">search, 2011, 30(9): 1100-1123.</text:p>
      <text:p text:style-name="P2">[60] S ̈underhauf N, Protzel P. Brief-gist-closing the loop by sim-</text:p>
      <text:p text:style-name="P2">ple means[C]//IEEE/RSJ International Conference on Intelli-</text:p>
      <text:p text:style-name="P2">gent Robots and Systems. Piscataway, USA: IEEE, 2011: 1234-</text:p>
      <text:p text:style-name="P2">1241.</text:p>
      <text:p text:style-name="P2">[61] Liu Y, Zhang H. Visual loop closure detection with a compact</text:p>
      <text:p text:style-name="P2">image descriptor[C]//IEEE/RSJ International Conference on In-</text:p>
      <text:p text:style-name="P2">telligent Robots and Systems. Piscataway, USA: IEEE, 2012:</text:p>
      <text:p text:style-name="P2">1051-1056.第 35 卷第 4 期</text:p>
      <text:p text:style-name="P2">梁明杰,等:基于图优化的同时定位与地图创建综述</text:p>
      <text:p text:style-name="P2">[62] Matas J, Chum O, Urban M, et al. Robust wide-baseline stereo</text:p>
      <text:p text:style-name="P2">from maximally stable extremal regions[J]. Image and Vision</text:p>
      <text:p text:style-name="P2">Computing, 2004, 22(10): 761-767.</text:p>
      <text:p text:style-name="P2">[63] Steder B, Grisetti G, Burgard W. Robust place recognition for</text:p>
      <text:p text:style-name="P2">3D range data based on point features[C]//IEEE International</text:p>
      <text:p text:style-name="P2">Conference on Robotics and Automation. Piscataway, USA:</text:p>
      <text:p text:style-name="P2">IEEE, 2010: 1400-1405.</text:p>
      <text:p text:style-name="P2"><text:soft-page-break/>[64] Hartigan J A, Wong M A. A k-means clustering algorithm[J].</text:p>
      <text:p text:style-name="P2">Applied Statistics, 1979, 28(1): 100-108.</text:p>
      <text:p text:style-name="P2">[65] Sivic J, Zisserman A. Video Google: A text retrieval approach</text:p>
      <text:p text:style-name="P2">to object matching in videos[C]//IEEE International Conference</text:p>
      <text:p text:style-name="P2">on Computer Vision. Los Alamitos, USA: IEEE Computer So-</text:p>
      <text:p text:style-name="P2">ciety, 2003: 1470-1477.</text:p>
      <text:p text:style-name="P2">[66] Baeza-Yates R, Ribeiro-Neto B. Modern information retrieval</text:p>
      <text:p text:style-name="P2">[M]. New York, USA: ACM Press, 1999.</text:p>
      <text:p text:style-name="P2">[67] Nister D, Stewenius H. Scalable recognition with a vocabulary</text:p>
      <text:p text:style-name="P2">tree[C]//IEEE Computer Society Conference on Computer Vi-</text:p>
      <text:p text:style-name="P2">sion and Pattern Recognition. Los Alamitos, USA: IEEE Com-</text:p>
      <text:p text:style-name="P2">puter Society, 2006: 2161-2168.</text:p>
      <text:p text:style-name="P2">[68] Schindler G, Brown M, Szeliski R. City-scale location recogni-</text:p>
      <text:p text:style-name="P2">tion[C]//IEEE Computer Society Conference on Computer Vi-</text:p>
      <text:p text:style-name="P2">sion and Pattern Recognition. Los Alamitos, USA: IEEE Com-</text:p>
      <text:p text:style-name="P2">puter Society, 2007: 1-7.</text:p>
      <text:p text:style-name="P2">[69] Angeli A, Filliat D, Doncieux S, et al. Fast and incremental</text:p>
      <text:p text:style-name="P2">method for loop-closure detection using bags of visual words[J].</text:p>
      <text:p text:style-name="P2">IEEE Transactions on Robotics, 2008, 24(5): 1027-1037.</text:p>
      <text:p text:style-name="P2">[70] Williams B, Cummins M, Neira J, et al. An image-to-map loop</text:p>
      <text:p text:style-name="P2">closing method for monocular SLAM[C]//IEEE/RSJ Interna-</text:p>
      <text:p text:style-name="P2">tional Conference on Intelligent Robots and Systems. Piscat-</text:p>
      <text:p text:style-name="P2">away, USA: IEEE, 2008: 2053-2059.</text:p>
      <text:p text:style-name="P2">[71] Clemente L A, Davison A J, Reid I, et al. Mapping large loops</text:p>
      <text:p text:style-name="P2">with a single hand-held camera[C]//Robotics: Science and Sys-</text:p>
      <text:p text:style-name="P2">tems. Cambridge, USA: MIT Press, 2007: 297-304.</text:p>
      <text:p text:style-name="P2">[72] Bosse M, Newman P, Leonard J, et al. An Atlas frame-</text:p>
      <text:p text:style-name="P2">work for scalable mapping[C]//IEEE International Conference</text:p>
      <text:p text:style-name="P2">on Robotics and Automation. Piscataway, USA: IEEE, 2003:</text:p>
      <text:p text:style-name="P2">1899-1906.</text:p>
      <text:p text:style-name="P2">[73] Olson E B. Robust and efficient robotic mapping[D]. Cam-</text:p>
      <text:p text:style-name="P2">bridge, USA: Department of Electrical Engineering and Com-</text:p>
      <text:p text:style-name="P2">puter Science, MIT, 2008.</text:p>
      <text:p text:style-name="P2">[74] Ho K L, Newman P. Detecting loop closure with scene se-</text:p>
      <text:p text:style-name="P2">quences[J]. International Journal of Computer Vision, 2007,</text:p>
      <text:p text:style-name="P2">74(3): 261-286.</text:p>
      <text:p text:style-name="P2">[75] Konolige K, Bowman J, Chen J D, et al. View-based maps[J].</text:p>
      <text:p text:style-name="P2">International Journal of Robotics Research, 2010, 29(8): 941-</text:p>
      <text:p text:style-name="P2">957.</text:p>
      <text:p text:style-name="P2">[76] Hartley R, Zisserman A. Multiple view geometry in computer</text:p>
      <text:p text:style-name="P2">vision[M]. Cambridge, UK: Cambridge University Press, 2000.</text:p>
      <text:p text:style-name="P2">[77] Galvez-Lopez D, Tardos J D. Real-time loop detection with</text:p>
      <text:p text:style-name="P2">bags of binary words[C]//IEEE/RSJ International Conference</text:p>
      <text:p text:style-name="P2">on Intelligent Robots and Systems. Piscataway, USA: IEEE,</text:p>
      <text:p text:style-name="P2">2011: 51-58.</text:p>
      <text:p text:style-name="P2">[78] Cadena C, G ́alvez-L ́opez D, Ramos F, et al. Robust place recog-</text:p>
      <text:p text:style-name="P2">nition with stereo cameras[C]//IEEE/RSJ International Con-</text:p>
      <text:p text:style-name="P2">ference on Intelligent Robots and Systems. Piscataway, USA:</text:p>
      <text:p text:style-name="P2">IEEE, 2010: 5182-5189.</text:p>
      <text:p text:style-name="P2">[79] Olson E. Recognizing places using spectrally clustered local</text:p>
      <text:p text:style-name="P2">matches[J]. Robotics and Autonomous Systems, 2009, 57(12):</text:p>
      <text:p text:style-name="P2">1157-1172.</text:p>
      <text:p text:style-name="P2"><text:soft-page-break/>511</text:p>
      <text:p text:style-name="P2">[80] Golfarelli M, Maio D, Rizzi S. Elastic correction of dead-</text:p>
      <text:p text:style-name="P2">reckoning errors in map building[C]//IEEE/RSJ International</text:p>
      <text:p text:style-name="P2">Conference on Intelligent Robots and Systems. Piscataway,</text:p>
      <text:p text:style-name="P2">USA: IEEE, 1998: 905-911.</text:p>
      <text:p text:style-name="P2">[81] Duckett T, Marsland S, Shapiro J. Learning globally con-</text:p>
      <text:p text:style-name="P2">sistent maps by relaxation[C]//IEEE International Conference</text:p>
      <text:p text:style-name="P2">on Robotics and Automation. Piscataway, USA: IEEE, 2000:</text:p>
      <text:p text:style-name="P2">3841-3846.</text:p>
      <text:p text:style-name="P2">[82] Konolige K, Grisetti G, Kummerle R, et al. Efficient sparse pose</text:p>
      <text:p text:style-name="P2">adjustment for 2D mapping[C]//IEEE/RSJ International Con-</text:p>
      <text:p text:style-name="P2">ference on Intelligent Robots and Systems. Piscataway, USA:</text:p>
      <text:p text:style-name="P2">IEEE, 2010: 22-29.</text:p>
      <text:p text:style-name="P2">[83] Strasdat H, Montiel J M M, Davison A J. Real-time monoc-</text:p>
      <text:p text:style-name="P2">ular SLAM: Why filter?[C]//IEEE International Conference</text:p>
      <text:p text:style-name="P2">on Robotics and Automation. Piscataway, USA: IEEE, 2010:</text:p>
      <text:p text:style-name="P2">2657-2664.</text:p>
      <text:p text:style-name="P2">[84] Dellaert F, Kaess M. Square root SAM: Simultaneous localiza-</text:p>
      <text:p text:style-name="P2">tion and mapping via square root information smoothing[J]. In-</text:p>
      <text:p text:style-name="P2">ternational Journal of Robotics Research, 2006, 25(12): 1181-</text:p>
      <text:p text:style-name="P2">1203.</text:p>
      <text:p text:style-name="P2">[85] Grisetti G, Kummerle R, Stachniss C, et al. Hierarchical opti-</text:p>
      <text:p text:style-name="P2">mization on manifolds for online 2D and 3D mapping[C]//IEEE</text:p>
      <text:p text:style-name="P2">International Conference on Robotics and Automation. Piscat-</text:p>
      <text:p text:style-name="P2">away, USA: IEEE, 2010: 273-278.</text:p>
      <text:p text:style-name="P2">[86] Wagner R, Birbach O, Frese U. Rapid development of manifold-</text:p>
      <text:p text:style-name="P2">based graph optimization systems for multi-sensor calibration</text:p>
      <text:p text:style-name="P2">and SLAM[C]//IEEE/RSJ International Conference on Intelli-</text:p>
      <text:p text:style-name="P2">gent Robots and Systems. Piscataway, USA: IEEE, 2011: 3305-</text:p>
      <text:p text:style-name="P2">3312.</text:p>
      <text:p text:style-name="P2">[87] Nocedal J, Wright S J. Numerical optimization[M]. Berlin, Ger-</text:p>
      <text:p text:style-name="P2">many: Springer Verlag, 1999.</text:p>
      <text:p text:style-name="P2">[88] Carlone L, Aragues R, Castellanos J A, et al. A linear approx-</text:p>
      <text:p text:style-name="P2">imation for graph-based simultaneous localization and map-</text:p>
      <text:p text:style-name="P2">ping[J]. Robotics: Science and Systems VII. Cambridge, USA:</text:p>
      <text:p text:style-name="P2">MIT Press, 2012: 41-48.</text:p>
      <text:p text:style-name="P2">[89] S ̈underhauf N. Robust optimization for simultaneous localiza-</text:p>
      <text:p text:style-name="P2">tion and mapping[D]. Chemnitz, Germany: Department of Elec-</text:p>
      <text:p text:style-name="P2">trical Engineering and Information, Chemnitz University of</text:p>
      <text:p text:style-name="P2">Technology, 2012.</text:p>
      <text:p text:style-name="P2">[90] Kretzschmar H, Stachniss C, Grisetti G. Efficient information-</text:p>
      <text:p text:style-name="P2">theoretic graph pruning for graph-based SLAM with laser range</text:p>
      <text:p text:style-name="P2">finders[C]//IEEE/RSJ International Conference on Intelligent</text:p>
      <text:p text:style-name="P2">Robots and Systems. Piscataway, USA: IEEE, 2011: 865-871.</text:p>
      <text:p text:style-name="P2">[91] Konolige K, Garage W. Sparse sparse bundle adjustment[C]//</text:p>
      <text:p text:style-name="P2">Proceedings of the British Machine Vision Conference. 2010.</text:p>
      <text:p text:style-name="P2">[92] Huang S D, Lai Y W, Frese U, et al. How far is SLAM from a</text:p>
      <text:p text:style-name="P2">linear least squares problem?[C]//IEEE/RSJ International Con-</text:p>
      <text:p text:style-name="P2">ference on Intelligent Robots and Systems. Piscataway, USA:</text:p>
      <text:p text:style-name="P2">IEEE, 2010: 3011-3016.</text:p>
      <text:p text:style-name="P2">[93] Huang S D, Wang H, Frese U, et al. On the number of local min-</text:p>
      <text:p text:style-name="P2">ima to the point feature based SLAM problem[C]//IEEE Inter-</text:p>
      <text:p text:style-name="P2"><text:soft-page-break/>national Conference on Robotics and Automation. Piscataway,</text:p>
      <text:p text:style-name="P2">USA: IEEE, 2012: 2074-2079.</text:p>
      <text:p text:style-name="P2">[94] S ̈underhauf N, Protzel P. Switchable constraints for robust pose</text:p>
      <text:p text:style-name="P2">graph SLAM[C]//IEEE/RSJ International Conference on Intel-</text:p>
      <text:p text:style-name="P2">ligent Robots and Systems. Piscataway, USA: 2012: 1879-</text:p>
      <text:p text:style-name="P2">1884.</text:p>
      <text:p text:style-name="P2">[95] Olson E, Agarwal P. Inference on networks of mixtures for</text:p>
      <text:p text:style-name="P2">robust robot mapping[M]//Robotics: Science and Systems 12.</text:p>
      <text:p text:style-name="P2">Cambridge, USA: MIT Press, 2012.机</text:p>
      <text:p text:style-name="P2">512</text:p>
      <text:p text:style-name="P2">[96] Konolige K, Bowman J. Towards lifelong visual maps[C]//</text:p>
      <text:p text:style-name="P2">IEEE/RSJ International Conference on Intelligent Robots and</text:p>
      <text:p text:style-name="P2">Systems. Piscataway, USA: IEEE, 2009: 1156-1163.</text:p>
      <text:p text:style-name="P2">[97] Walcott-Bryant A, Kaess M, Johannsson H, et al. Dynamic</text:p>
      <text:p text:style-name="P2">pose graph SLAM: Long-term mapping in low dynamic en-</text:p>
      <text:p text:style-name="P2">vironments[C]//IEEE/RSJ International Conference on Intelli-</text:p>
      <text:p text:style-name="P2">gent Robots and Systems. Piscataway, USA: IEEE, 2012: 1871-</text:p>
      <text:p text:style-name="P2">1878.</text:p>
      <text:p text:style-name="P2">[98] Koppula H S, Anand A, Joachims T, et al. Semantic labeling of</text:p>
      <text:p text:style-name="P2">3D point clouds for indoor scenes[C]//25th Annual Conference</text:p>
      <text:p text:style-name="P2">on Neural Information Processing Systems. New York, USA:</text:p>
      <text:p text:style-name="P2">Curran Associates Inc., 2011.</text:p>
      <text:p text:style-name="P2">[99] Bao S Y, Savarese S. Semantic structure from motion[C]//IEEE</text:p>
      <text:p text:style-name="P2">器</text:p>
      <text:p text:style-name="P2">人</text:p>
      <text:p text:style-name="P2">2013 年 7 月</text:p>
      <text:p text:style-name="P2">Computer Society Conference on Computer Vision and Pat-</text:p>
      <text:p text:style-name="P2">tern Recognition. Los Alamitos, USA: IEEE Computer Society,</text:p>
      <text:p text:style-name="P2">2011: 2025-2032.</text:p>
      <text:p text:style-name="P2">作者简介:</text:p>
      <text:p text:style-name="P2">梁明杰(1986–),男,博士生.研究领域:环境建模,自主</text:p>
      <text:p text:style-name="P2">导航,概率推理.</text:p>
      <text:p text:style-name="P2">闵华清(1956–),男,教授,博士生导师.研究领域:智能</text:p>
      <text:p text:style-name="P2">机器人,智能软件,自动系统.</text:p>
      <text:p text:style-name="P2">罗荣华(1975–),男,副教授,硕士生导师.研究领域:机</text:p>
      <text:p text:style-name="P2">器视觉,场景理解,概率模型.</text:p>
      <text:p text:style-name="P2">(上接第 499 页)</text:p>
      <text:p text:style-name="P2">[13] 朱博,戴先中,李新德.一种基于物联网技术的场所感知系</text:p>
      <text:p text:style-name="P2">统初探 [J].计算机科学, 2012, 39(2):216-221. and automated cartography[J]. Communications of the ACM,</text:p>
      <text:p text:style-name="P2">1981, 24(6): 381-395.</text:p>
      <text:p text:style-name="P2">Zhu B, Dai X Z, Li X D. Preliminary study on a kind of place</text:p>
      <text:p text:style-name="P2">perception system based on IOT technology[J]. Computer Sci-</text:p>
      <text:p text:style-name="P2">ence, 2012, 39(2): 216-221.</text:p>
      <text:p text:style-name="P2">Morel J-M, Yu G S. ASIFT: A new framework for fully affine</text:p>
      <text:p text:style-name="P2">invariant image comparison[J]. SIAM Journal on Imaging Sci-</text:p>
      <text:p text:style-name="P2">ences, 2009, 2(2): 438-469.</text:p>
      <text:p text:style-name="P2">MIT Media Lab. Lifelong Kindergarten[OL]. [2012-08-25].</text:p>
      <text:p text:style-name="P2">http://llk.media.mit.edu/projects.php?id=135.</text:p>
      <text:p text:style-name="P2">Microsoft Robotics. Microsoft Robotics Developer Studio[OL].</text:p>
      <text:p text:style-name="P2">[2012-08-25]. http://www.microsoft.com/robotics/#About.</text:p>
      <text:p text:style-name="P2">Bodurov V. Using Microsoft Robotics Developer Studio with</text:p>
      <text:p text:style-name="P2"><text:soft-page-break/>Lego Mindstorms NXT Robot[OL]. (2010-08-10) [2012-08-</text:p>
      <text:p text:style-name="P2">25]. http://www.simple-talk.com/dotnet/.net-framework/using-</text:p>
      <text:p text:style-name="P2">microsoft-robotics-developer-studio-with-lego-mindstorms-</text:p>
      <text:p text:style-name="P2">nxt-robot/.</text:p>
      <text:p text:style-name="P2">Fischler M A, Bolles R C. Random sample consensus: A</text:p>
      <text:p text:style-name="P2">paradigm for model fitting with applications to image analysis [19] Zhu B, Dai X Z, Li X D, et al. Place concept teaching through</text:p>
      <text:p text:style-name="P2">sketch map for robot place perception based on prototype</text:p>
      <text:p text:style-name="P2">mechanism[C]//6th International Conference on Intelligent Sys-</text:p>
      <text:p text:style-name="P2">tems and Knowledge Engineering: vol.124. Berlin, Germany:</text:p>
      <text:p text:style-name="P2">Springer-Verlag, 2011: 79-89.</text:p>
      <text:p text:style-name="P2">[14]</text:p>
      <text:p text:style-name="P2">[15]</text:p>
      <text:p text:style-name="P2">[16]</text:p>
      <text:p text:style-name="P2">[17]</text:p>
      <text:p text:style-name="P2">[18]</text:p>
      <text:p text:style-name="P2">作者简介:</text:p>
      <text:p text:style-name="P2">朱 博(1981 –),男,博士生.研究领域:空间定性推理,</text:p>
      <text:p text:style-name="P2">机器人交互与导航,语义地图创建.</text:p>
      <text:p text:style-name="P2">戴先中(1954 –),男,博士,教授.研究领域:复杂控制</text:p>
      <text:p text:style-name="P2">理论,机器人控制,电力系统控制,测量与信号处</text:p>
      <text:p text:style-name="P2">理.</text:p>
      <text:p text:style-name="P2">李新德(1975 –),男,博士,副教授.研究领域:智能机</text:p>
      <text:p text:style-name="P2">器人,机器感知,信息融合,不确定推理和机器视</text:p>
      <text:p text:style-name="P2">觉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2:24:37.129443264</meta:creation-date>
    <dc:date>2016-12-31T11:17:21.364645194</dc:date>
    <meta:editing-duration>PT12H37M33S</meta:editing-duration>
    <meta:editing-cycles>1</meta:editing-cycles>
    <meta:document-statistic meta:table-count="0" meta:image-count="0" meta:object-count="0" meta:page-count="19" meta:paragraph-count="774" meta:word-count="7221" meta:character-count="47195" meta:non-whitespace-character-count="40389"/>
    <meta:generator>LibreOffice/4.2.8.2$Linux_X86_64 LibreOffice_project/420m0$Build-2</meta:generator>
  </office:meta>
</office:document-meta>
</file>